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9.991cm"/>
    </style:style>
    <style:style style:name="co1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5.487cm"/>
    </style:style>
    <style:style style:name="co9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5.064cm"/>
    </style:style>
    <style:style style:name="co12" style:family="table-column">
      <style:table-column-properties fo:break-before="auto" style:column-width="3.856cm"/>
    </style:style>
    <style:style style:name="ro1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tru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tru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110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Excel_20_Built-in_20_Normal" style:data-style-name="N110">
      <style:table-cell-properties fo:border-bottom="0.088cm solid #000000" fo:background-color="#66ff66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 style:data-style-name="N803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ext-properties fo:color="#c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 style:data-style-name="N8036"/>
    <style:style style:name="ce3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1015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Home Name</text:p>
          </table:table-cell>
          <table:table-cell table:style-name="ce11" office:value-type="string">
            <text:p>Waterfield house</text:p>
          </table:table-cell>
          <table:table-cell table:style-name="ce18" office:value-type="string" table:number-columns-spanned="2" table:number-rows-spanned="4">
            <text:p>Monthly Food Cost Sheet January [1]</text:p>
          </table:table-cell>
          <table:covered-table-cell table:style-name="ce25"/>
          <table:table-cell table:number-columns-repeated="1019"/>
        </table:table-row>
        <table:table-row table:style-name="ro3">
          <table:table-cell/>
          <table:table-cell table:style-name="ce3" office:value-type="string">
            <text:p>Monthly Budget</text:p>
          </table:table-cell>
          <table:table-cell table:style-name="ce12" office:value-type="float" office:value="6384">
            <text:p>6,384.00 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4" office:value-type="string">
            <text:p>Total Spend</text:p>
          </table:table-cell>
          <table:table-cell table:style-name="ce12" office:value-type="float" office:value="6381.7">
            <text:p>6,381.70 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5" office:value-type="string">
            <text:p>Remaining Monthly Budget</text:p>
          </table:table-cell>
          <table:table-cell table:style-name="ce13" table:formula="of:=[.C3]-[.C4]" office:value-type="float" office:value="2.30000000000018">
            <text:p>2.30 </text:p>
          </table:table-cell>
          <table:covered-table-cell table:style-name="ce20"/>
          <table:covered-table-cell table:style-name="ce27"/>
          <table:table-cell table:number-columns-repeated="1019"/>
        </table:table-row>
        <table:table-row table:style-name="ro4" table:visibility="collapse">
          <table:table-cell/>
          <table:table-cell table:style-name="ce6"/>
          <table:table-cell table:style-name="ce14"/>
          <table:table-cell table:style-name="ce21" table:number-columns-repeated="2"/>
          <table:table-cell table:number-columns-repeated="1019"/>
        </table:table-row>
        <table:table-row table:style-name="ro5">
          <table:table-cell/>
          <table:table-cell table:style-name="ce7" office:value-type="string" table:number-columns-spanned="4" table:number-rows-spanned="1">
            <text:p>Orders</text:p>
          </table:table-cell>
          <table:covered-table-cell table:number-columns-repeated="3" table:style-name="ce7"/>
          <table:table-cell table:number-columns-repeated="1019"/>
        </table:table-row>
        <table:table-row table:style-name="ro7">
          <table:table-cell/>
          <table:table-cell table:style-name="ce8" office:value-type="string">
            <text:p>Supplier</text:p>
          </table:table-cell>
          <table:table-cell table:style-name="ce8" office:value-type="string">
            <text:p>Scheduled Delivery Date</text:p>
          </table:table-cell>
          <table:table-cell table:style-name="ce8" office:value-type="string">
            <text:p>Order Reference Number</text:p>
          </table:table-cell>
          <table:table-cell table:style-name="ce8" office:value-type="string">
            <text:p>Order Amount (inc VAT)</text:p>
          </table:table-cell>
          <table:table-cell table:style-name="ce31"/>
          <table:table-cell table:number-columns-repeated="1018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5" office:value-type="date" office:date-value="2023-02-01">
            <text:p>01/02/2023</text:p>
          </table:table-cell>
          <table:table-cell table:style-name="ce22" office:value-type="string">
            <text:p><text:s/></text:p>
          </table:table-cell>
          <table:table-cell table:style-name="ce28" office:value-type="float" office:value="6381.7">
            <text:p>6,381.70 </text:p>
          </table:table-cell>
          <table:table-cell table:style-name="ce3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<text:s/></text:p>
          </table:table-cell>
          <table:table-cell table:style-name="ce15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style-name="ce28" office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3"/>
          <table:table-cell table:style-name="ce29"/>
          <table:table-cell table:number-columns-repeated="2"/>
          <table:table-cell table:style-name="ce34"/>
          <table:table-cell table:number-columns-repeated="1016"/>
        </table:table-row>
        <table:table-row table:style-name="ro1">
          <table:table-cell/>
          <table:table-cell table:style-name="ce10"/>
          <table:table-cell table:style-name="ce17"/>
          <table:table-cell table:style-name="ce24"/>
          <table:table-cell table:style-name="ce30"/>
          <table:table-cell table:style-name="ce33" table:number-columns-repeated="5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1020"/>
        </table:table-row>
        <table:table-row table:style-name="ro1">
          <table:table-cell table:number-columns-repeated="3"/>
          <table:table-cell table:style-name="ce23"/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 table:number-rows-repeated="28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7" table:default-cell-style-name="ce37"/>
        <table:table-column table:style-name="co8" table:number-columns-repeated="2" table:default-cell-style-name="ce37"/>
        <table:table-column table:style-name="co9" table:default-cell-style-name="ce37"/>
        <table:table-column table:style-name="co11" table:default-cell-style-name="ce37"/>
        <table:table-column table:style-name="co12" table:default-cell-style-name="ce37"/>
        <table:table-column table:style-name="co1" table:number-columns-repeated="1018" table:default-cell-style-name="Excel_20_Built-in_20_Normal"/>
        <table:table-row table:style-name="ro6">
          <table:table-cell table:style-name="ce35" office:value-type="string">
            <text:p>Home Name</text:p>
          </table:table-cell>
          <table:table-cell table:style-name="ce35" office:value-type="string">
            <text:p>Name of supplier</text:p>
          </table:table-cell>
          <table:table-cell table:style-name="ce35" office:value-type="string">
            <text:p>Order Date</text:p>
          </table:table-cell>
          <table:table-cell table:style-name="ce35" office:value-type="string">
            <text:p>Order Number</text:p>
          </table:table-cell>
          <table:table-cell table:style-name="ce35" office:value-type="string">
            <text:p>total cost of order (inc VAT)</text:p>
          </table:table-cell>
          <table:table-cell table:style-name="ce35" office:value-type="string">
            <text:p>Total Weekly Budget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9]" office:value-type="string" office:string-value="Brakes">
            <text:p>Brakes</text:p>
          </table:table-cell>
          <table:table-cell table:style-name="ce38" table:formula="of:=[$'Budget Sheet'.C9]" office:value-type="date" office:date-value="2023-02-01">
            <text:p>01/02/2023</text:p>
          </table:table-cell>
          <table:table-cell table:style-name="ce36" table:formula="of:=[$'Budget Sheet'.D9]" office:value-type="string" office:string-value=" ">
            <text:p><text:s/></text:p>
          </table:table-cell>
          <table:table-cell table:style-name="ce40" table:formula="of:=[$'Budget Sheet'.E9]" office:value-type="float" office:value="6381.7">
            <text:p>6,381.70 </text:p>
          </table:table-cell>
          <table:table-cell table:style-name="ce40" table:formula="of:=[$'Budget Sheet'.$C$4]" office:value-type="float" office:value="6381.7">
            <text:p>6,381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10]" office:value-type="string" office:string-value=" ">
            <text:p><text:s/></text:p>
          </table:table-cell>
          <table:table-cell table:style-name="ce38" table:formula="of:=[$'Budget Sheet'.C10]" office:value-type="string" office:string-value=" ">
            <text:p><text:s/></text:p>
          </table:table-cell>
          <table:table-cell table:style-name="ce36" table:formula="of:=[$'Budget Sheet'.D10]" office:value-type="string" office:string-value=" ">
            <text:p><text:s/></text:p>
          </table:table-cell>
          <table:table-cell table:style-name="ce41" table:formula="of:=[$'Budget Sheet'.E10]" office:value-type="string" office:string-value=" ">
            <text:p><text:s/></text:p>
          </table:table-cell>
          <table:table-cell table:style-name="ce41" table:formula="of:=[$'Budget Sheet'.$C$4]" office:value-type="float" office:value="6381.7">
            <text:p>6,381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6381.7">
            <text:p>6,381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6381.7">
            <text:p>6,381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6381.7">
            <text:p>6,381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6381.7">
            <text:p>6,381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6381.7">
            <text:p>6,381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6381.7">
            <text:p>6,381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6381.7">
            <text:p>6,381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6381.7">
            <text:p>6,381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6381.7">
            <text:p>6,381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6381.7">
            <text:p>6,381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6381.7">
            <text:p>6,381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6381.7">
            <text:p>6,381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11]" office:value-type="string" office:string-value=" ">
            <text:p><text:s/></text:p>
          </table:table-cell>
          <table:table-cell table:style-name="ce36"/>
          <table:table-cell table:style-name="ce36" table:formula="of:=[$'Budget Sheet'.D11]" office:value-type="float" office:value="0">
            <text:p>0</text:p>
          </table:table-cell>
          <table:table-cell table:style-name="ce41" table:formula="of:=[$'Budget Sheet'.E11]" office:value-type="float" office:value="0">
            <text:p>0.00 </text:p>
          </table:table-cell>
          <table:table-cell table:style-name="ce41" table:formula="of:=[$'Budget Sheet'.$C$4]" office:value-type="float" office:value="6381.7">
            <text:p>6,381.70 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0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Home Nam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lexandr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sh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ennett Lodge 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lackthor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cebridg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mwe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ywood Garde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ew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oomhill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ld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oly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rickfergus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alk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lmund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rry Tree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ity View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laridge Plac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rowsto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astham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lizabet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 Bell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lyn Ma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our Acr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rank Fo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lenabbey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ays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eenbank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ero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ighview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umfre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Iv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Jubile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athry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intullag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ncaster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ureat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therla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wood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ibert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ganberr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ng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 Furlong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er Meado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 (NI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gherafelt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un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adow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mor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ill House Nursing Hom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ulberr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ak Tree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ld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Blyth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arwick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itham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edbo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da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wen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ilvanna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 Michael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af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alli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Belmon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ater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aver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st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hitecrof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llow Grov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mill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sde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oodbury Court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Budget Sheet'.$A$1" table:cell-range-address="$Workings.$A$1:.$A$77"/>
        </table:named-expressions>
      </table:table>
      <table:named-expressions/>
      <table:database-ranges>
        <table:database-range table:name="_xlnm._FilterDatabase" table:target-range-address="Workings.A1:Workings.A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3">13/06/2023</text:date>, <text:time>17:3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13T17:31:19.20</dc:date>
    <meta:generator>OpenOffice/4.1.13$Win32 OpenOffice.org_project/4113m1$Build-9810</meta:generator>
    <meta:editing-duration>P7DT19H51M7S</meta:editing-duration>
    <meta:editing-cycles>21</meta:editing-cycles>
    <meta:document-statistic meta:table-count="3" meta:cell-count="200" meta:object-count="0"/>
  </office:meta>
</office:document-meta>
</file>